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MP0">
      <style:table-properties style:width="16.889cm" fo:margin-left="-0.217cm" style:page-number="auto" table:align="left"/>
    </style:style>
    <style:style style:name="Tabela1.A" style:family="table-column">
      <style:table-column-properties style:column-width="6.951cm"/>
    </style:style>
    <style:style style:name="Tabela1.B" style:family="table-column">
      <style:table-column-properties style:column-width="9.938cm"/>
    </style:style>
    <style:style style:name="Tabela1.1" style:family="table-row">
      <style:table-row-properties style:row-height="3cm" style:use-optimal-row-height="false"/>
    </style:style>
    <style:style style:name="Tabela1.A1" style:family="table-cell">
      <style:table-cell-properties style:vertical-align="middle" fo:padding-left="0.191cm" fo:padding-right="0.191cm" fo:padding-top="0cm" fo:padding-bottom="0cm" fo:border-left="1pt solid #000000" fo:border-right="1pt solid #000000" fo:border-top="1pt solid #000000" fo:border-bottom="0.5pt solid #000000" style:writing-mode="lr-tb"/>
    </style:style>
    <style:style style:name="Tabela1.2" style:family="table-row">
      <style:table-row-properties style:row-height="1.3cm" style:use-optimal-row-height="false"/>
    </style:style>
    <style:style style:name="Tabela1.A2" style:family="table-cell">
      <style:table-cell-properties style:vertical-align="middle" fo:padding-left="0.191cm" fo:padding-right="0.191cm" fo:padding-top="0cm" fo:padding-bottom="0cm" fo:border-left="1pt solid #000000" fo:border-right="none" fo:border-top="0.5pt solid #000000" fo:border-bottom="0.5pt solid #000000" style:writing-mode="lr-tb"/>
    </style:style>
    <style:style style:name="Tabela1.B2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Tabela1.3" style:family="table-row">
      <style:table-row-properties style:row-height="1.224cm" style:use-optimal-row-height="false"/>
    </style:style>
    <style:style style:name="Tabela1.4" style:family="table-row">
      <style:table-row-properties style:row-height="1.284cm" style:use-optimal-row-height="false"/>
    </style:style>
    <style:style style:name="Tabela1.A4" style:family="table-cell">
      <style:table-cell-properties fo:padding-left="0.191cm" fo:padding-right="0.191cm" fo:padding-top="0cm" fo:padding-bottom="0cm" fo:border-left="1pt solid #000000" fo:border-right="1pt solid #000000" fo:border-top="0.5pt solid #000000" fo:border-bottom="0.5pt solid #000000" style:writing-mode="lr-tb"/>
    </style:style>
    <style:style style:name="Tabela1.A5" style:family="table-cell">
      <style:table-cell-properties style:vertical-align="middle" fo:padding-left="0.191cm" fo:padding-right="0.191cm" fo:padding-top="0cm" fo:padding-bottom="0cm" fo:border-left="1pt solid #000000" fo:border-right="none" fo:border-top="0.5pt solid #000000" fo:border-bottom="none" style:writing-mode="lr-tb"/>
    </style:style>
    <style:style style:name="Tabela1.B5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0.5pt solid #000000" fo:border-bottom="none" style:writing-mode="lr-tb"/>
    </style:style>
    <style:style style:name="Tabela1.6" style:family="table-row">
      <style:table-row-properties style:row-height="1.064cm" style:use-optimal-row-height="false"/>
    </style:style>
    <style:style style:name="Tabela1.A6" style:family="table-cell">
      <style:table-cell-properties style:vertical-align="middle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ela1.B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none" fo:border-bottom="1pt solid #000000" style:writing-mode="lr-tb"/>
    </style:style>
    <style:style style:name="P1" style:family="paragraph" style:parent-style-name="Standard">
      <style:paragraph-properties fo:margin-top="0.212cm" fo:margin-bottom="0.212cm" loext:contextual-spacing="false" fo:text-align="center" style:justify-single-word="false" fo:break-before="page"/>
    </style:style>
    <style:style style:name="P2" style:family="paragraph" style:parent-style-name="Standard">
      <style:paragraph-properties fo:margin-top="0.212cm" fo:margin-bottom="0.212cm" loext:contextual-spacing="false"/>
    </style:style>
    <style:style style:name="P3" style:family="paragraph" style:parent-style-name="Standard">
      <style:paragraph-properties fo:margin-top="0.212cm" fo:margin-bottom="0.212cm" loext:contextual-spacing="false" fo:text-align="center" style:justify-single-word="false"/>
      <style:text-properties style:font-name="Liberation Serif" fo:font-size="14pt" style:font-size-asian="14pt" style:font-name-complex="Times New Roman" style:font-size-complex="14pt"/>
    </style:style>
    <style:style style:name="P4" style:family="paragraph" style:parent-style-name="Akapit_20_z_20_listą">
      <style:paragraph-properties fo:margin-left="0cm" fo:margin-right="0cm" fo:margin-top="0.212cm" fo:margin-bottom="0.212cm" loext:contextual-spacing="false" fo:text-align="center" style:justify-single-word="false" fo:text-indent="0cm" style:auto-text-indent="false">
        <style:tab-stops/>
      </style:paragraph-properties>
    </style:style>
    <style:style style:name="P5" style:family="paragraph" style:parent-style-name="Akapit_20_z_20_listą">
      <style:paragraph-properties fo:margin-left="0cm" fo:margin-right="0cm" fo:margin-top="0.212cm" fo:margin-bottom="0.212cm" loext:contextual-spacing="false" fo:text-indent="0cm" style:auto-text-indent="false">
        <style:tab-stops/>
      </style:paragraph-properties>
      <style:text-properties style:font-name="Liberation Serif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0pt" style:font-size-asian="10pt" style:font-name-complex="Times New Roman" style:font-size-complex="10pt"/>
    </style:style>
    <style:style style:name="P7" style:family="paragraph" style:parent-style-name="Standard">
      <style:text-properties style:font-name="Liberation Serif" fo:font-size="10pt" fo:font-weight="bold" officeooo:rsid="003eb4ee" officeooo:paragraph-rsid="003eb4ee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3d6b01" officeooo:paragraph-rsid="003d6b01" style:font-size-asian="14pt" style:font-weight-asian="bold" style:font-name-complex="Times New Roman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3d6b01" officeooo:paragraph-rsid="003d6b01" style:font-size-asian="20pt" style:font-weight-asian="bold" style:font-name-complex="Times New Roman" style:font-size-complex="20pt"/>
    </style:style>
    <style:style style:name="P10" style:family="paragraph" style:parent-style-name="Standard">
      <style:paragraph-properties style:line-height-at-least="0.503cm"/>
      <style:text-properties fo:color="#000000" style:font-name="Ubuntu Mono" fo:font-size="9pt" fo:font-weight="normal" fo:background-color="#ffffff" style:font-size-asian="9pt" style:font-size-complex="9pt"/>
    </style:style>
    <style:style style:name="P11" style:family="paragraph" style:parent-style-name="Standard">
      <style:paragraph-properties style:line-height-at-least="0.423cm"/>
      <style:text-properties fo:color="#000000" style:font-name="Ubuntu Mono" fo:font-size="9pt" fo:font-weight="normal" fo:background-color="#ffffff" style:font-size-asian="9pt" style:font-size-complex="9pt"/>
    </style:style>
    <style:style style:name="P12" style:family="paragraph" style:parent-style-name="Standard">
      <style:paragraph-properties style:line-height-at-least="0.423cm"/>
      <style:text-properties fo:color="#000000" style:font-name="Ubuntu Mono" fo:font-size="9pt" fo:font-weight="normal" fo:background-color="#ffffff"/>
    </style:style>
    <style:style style:name="P13" style:family="paragraph" style:parent-style-name="Standard">
      <style:paragraph-properties style:line-height-at-least="0.423cm"/>
      <style:text-properties fo:color="#0000ff" style:font-name="Ubuntu Mono" fo:font-size="9pt" fo:font-weight="normal" fo:background-color="#ffffff"/>
    </style:style>
    <style:style style:name="P14" style:family="paragraph" style:parent-style-name="Standard">
      <style:paragraph-properties style:line-height-at-least="0.423cm"/>
      <style:text-properties fo:color="#0000ff" style:font-name="Ubuntu Mono" fo:font-size="9pt" fo:font-weight="normal" fo:background-color="#ffffff" style:font-size-asian="9pt" style:font-size-complex="9pt"/>
    </style:style>
    <style:style style:name="P15" style:family="paragraph" style:parent-style-name="Standard">
      <style:paragraph-properties style:line-height-at-least="0.423cm"/>
      <style:text-properties style:font-name="Ubuntu Mono"/>
    </style:style>
    <style:style style:name="P16" style:family="paragraph" style:parent-style-name="Standard">
      <style:paragraph-properties style:line-height-at-least="0.423cm"/>
      <style:text-properties style:font-name="Ubuntu Mono" fo:font-size="9pt" style:font-size-asian="9pt" style:font-size-complex="9pt"/>
    </style:style>
    <style:style style:name="P17" style:family="paragraph" style:parent-style-name="Normalny">
      <style:text-properties style:font-name="Liberation Serif"/>
    </style:style>
    <style:style style:name="P18" style:family="paragraph" style:parent-style-name="Normalny">
      <style:text-properties style:font-name="Liberation Serif" fo:font-size="10pt" fo:font-weight="bold" officeooo:rsid="002b4565" officeooo:paragraph-rsid="002b4565" style:font-size-asian="10pt" style:font-weight-asian="bold" style:font-size-complex="10pt" style:font-weight-complex="bold"/>
    </style:style>
    <style:style style:name="P19" style:family="paragraph" style:parent-style-name="Normalny">
      <style:text-properties style:font-name="Liberation Serif" fo:font-size="10pt" fo:font-weight="bold" officeooo:rsid="003eb4ee" officeooo:paragraph-rsid="003eb4ee" style:font-size-asian="10pt" style:font-weight-asian="bold" style:font-size-complex="10pt" style:font-weight-complex="bold"/>
    </style:style>
    <style:style style:name="P20" style:family="paragraph" style:parent-style-name="Normalny">
      <style:text-properties style:font-name="Liberation Serif" fo:font-size="10pt" fo:font-weight="bold" officeooo:rsid="00406570" officeooo:paragraph-rsid="00406570" style:font-size-asian="10pt" style:font-weight-asian="bold" style:font-size-complex="10pt" style:font-weight-complex="bold"/>
    </style:style>
    <style:style style:name="P21" style:family="paragraph" style:parent-style-name="Normalny">
      <style:text-properties style:font-name="Liberation Serif" fo:font-size="10pt" fo:font-weight="bold" officeooo:rsid="004361d0" officeooo:paragraph-rsid="004361d0" style:font-size-asian="10pt" style:font-weight-asian="bold" style:font-size-complex="10pt" style:font-weight-complex="bold"/>
    </style:style>
    <style:style style:name="P22" style:family="paragraph" style:parent-style-name="Normalny">
      <style:text-properties style:font-name="Liberation Serif" fo:font-size="11pt" fo:font-weight="bold" officeooo:rsid="002b4565" officeooo:paragraph-rsid="002b4565" style:font-size-asian="11pt" style:font-weight-asian="bold" style:font-size-complex="11pt" style:font-weight-complex="bold"/>
    </style:style>
    <style:style style:name="P23" style:family="paragraph" style:parent-style-name="Normalny">
      <style:text-properties style:font-name="Liberation Serif" fo:font-weight="bold" officeooo:rsid="00231e30" officeooo:paragraph-rsid="00231e30" style:font-weight-asian="bold" style:font-weight-complex="bold"/>
    </style:style>
    <style:style style:name="P24" style:family="paragraph" style:parent-style-name="Text_20_body">
      <style:paragraph-properties fo:margin-top="0cm" fo:margin-bottom="0cm" loext:contextual-spacing="false"/>
      <style:text-properties style:font-name="Liberation Serif" officeooo:paragraph-rsid="00231e30"/>
    </style:style>
    <style:style style:name="P25" style:family="paragraph" style:parent-style-name="Text_20_body">
      <style:paragraph-properties fo:margin-top="0cm" fo:margin-bottom="0cm" loext:contextual-spacing="false" style:line-height-at-least="0.503cm" fo:text-align="justify" style:justify-single-word="false" fo:orphans="2" fo:widows="2" fo:padding="0cm" fo:border="none"/>
      <style:text-properties fo:color="#000000" style:font-name="Liberation Serif" fo:font-size="10pt" fo:font-weight="bold" officeooo:rsid="002fc547" officeooo:paragraph-rsid="00382832" fo:background-color="#ffffff" style:font-size-asian="10pt" style:font-weight-asian="bold" style:font-size-complex="10pt" style:font-weight-complex="bold"/>
    </style:style>
    <style:style style:name="P26" style:family="paragraph" style:parent-style-name="Text_20_body">
      <style:paragraph-properties fo:margin-top="0cm" fo:margin-bottom="0cm" loext:contextual-spacing="false" style:line-height-at-least="0.503cm" fo:text-align="justify" style:justify-single-word="false" fo:orphans="2" fo:widows="2" fo:padding="0cm" fo:border="none"/>
      <style:text-properties fo:font-variant="normal" fo:text-transform="none" fo:color="#000000" style:font-name="Ubuntu Mono" fo:font-size="9pt" fo:letter-spacing="normal" fo:font-style="normal" fo:font-weight="bold" officeooo:rsid="00382832" officeooo:paragraph-rsid="00382832" fo:background-color="#ffffff" style:font-size-asian="9pt" style:font-weight-asian="bold" style:font-size-complex="9pt" style:font-weight-complex="bold"/>
    </style:style>
    <style:style style:name="P27" style:family="paragraph" style:parent-style-name="Standard">
      <style:paragraph-properties fo:margin-top="0cm" fo:margin-bottom="0cm" loext:contextual-spacing="false" style:line-height-at-least="0.503cm" fo:text-align="justify" style:justify-single-word="false" fo:orphans="2" fo:widows="2" fo:padding="0cm" fo:border="none"/>
      <style:text-properties fo:font-variant="normal" fo:text-transform="none" fo:color="#000000" style:font-name="Liberation Serif" fo:font-size="10pt" fo:letter-spacing="normal" fo:font-style="normal" fo:font-weight="normal" officeooo:rsid="003b1880" officeooo:paragraph-rsid="003b1880" fo:background-color="#ffffff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top="0cm" fo:margin-bottom="0cm" loext:contextual-spacing="false" style:line-height-at-least="0.503cm" fo:text-align="justify" style:justify-single-word="false" fo:orphans="2" fo:widows="2" fo:padding="0cm" fo:border="none"/>
      <style:text-properties fo:font-variant="normal" fo:text-transform="none" fo:color="#000000" style:font-name="Liberation Serif" fo:font-size="10pt" fo:letter-spacing="normal" fo:font-style="normal" fo:font-weight="normal" officeooo:rsid="0041fc47" officeooo:paragraph-rsid="0041fc47" fo:background-color="#ffffff" style:font-size-asian="8.75pt" style:font-weight-asian="normal" style:font-size-complex="10pt" style:font-weight-complex="normal"/>
    </style:style>
    <style:style style:name="P29" style:family="paragraph" style:parent-style-name="Standard">
      <style:paragraph-properties fo:margin-top="0cm" fo:margin-bottom="0cm" loext:contextual-spacing="false" style:line-height-at-least="0.503cm" fo:text-align="justify" style:justify-single-word="false" fo:orphans="2" fo:widows="2" fo:padding="0cm" fo:border="none"/>
      <style:text-properties fo:font-variant="normal" fo:text-transform="none" fo:color="#000000" style:font-name="Liberation Serif" fo:font-size="11pt" fo:letter-spacing="normal" fo:font-style="normal" fo:font-weight="bold" officeooo:rsid="003b1880" officeooo:paragraph-rsid="003b1880" fo:background-color="#ffffff" style:font-size-asian="9.60000038146973pt" style:font-weight-asian="bold" style:font-size-complex="11pt" style:font-weight-complex="bold"/>
    </style:style>
    <style:style style:name="P30" style:family="paragraph" style:parent-style-name="Standard">
      <style:paragraph-properties fo:margin-top="0cm" fo:margin-bottom="0cm" loext:contextual-spacing="false"/>
      <style:text-properties fo:font-variant="normal" fo:text-transform="none" fo:color="#000000" style:font-name="Ubuntu Mono" fo:font-size="9pt" fo:letter-spacing="normal" fo:font-style="normal" fo:font-weight="normal" officeooo:rsid="00406570" officeooo:paragraph-rsid="00406570" fo:background-color="#ffffff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top="0cm" fo:margin-bottom="0cm" loext:contextual-spacing="false"/>
      <style:text-properties fo:font-variant="normal" fo:text-transform="none" fo:color="#000000" style:font-name="Ubuntu Mono" fo:font-size="9pt" fo:letter-spacing="normal" fo:font-style="normal" fo:font-weight="normal" officeooo:rsid="003b1880" officeooo:paragraph-rsid="002c35fb" fo:background-color="#ffffff" style:font-size-asian="9pt" style:font-weight-asian="normal" style:font-size-complex="9pt" style:font-weight-complex="normal"/>
    </style:style>
    <style:style style:name="P32" style:family="paragraph" style:parent-style-name="Normalny">
      <style:paragraph-properties fo:margin-top="0cm" fo:margin-bottom="0cm" loext:contextual-spacing="false"/>
      <style:text-properties fo:font-variant="normal" fo:text-transform="none" fo:color="#000000" style:font-name="Liberation Serif" fo:font-size="10pt" fo:letter-spacing="normal" fo:font-style="normal" fo:font-weight="bold" officeooo:rsid="00406570" officeooo:paragraph-rsid="00406570" fo:background-color="#ffffff" style:font-size-asian="10pt" style:font-weight-asian="bold" style:font-size-complex="10pt" style:font-weight-complex="bold"/>
    </style:style>
    <style:style style:name="P33" style:family="paragraph" style:parent-style-name="Normalny">
      <style:paragraph-properties fo:margin-top="0cm" fo:margin-bottom="0cm" loext:contextual-spacing="false" fo:line-height="115%" fo:text-align="justify" style:justify-single-word="false"/>
      <style:text-properties style:font-name="Liberation Serif" fo:font-size="10pt" fo:font-weight="normal" officeooo:rsid="002b4565" officeooo:paragraph-rsid="0044c8e8" style:font-weight-asian="normal" style:font-weight-complex="normal"/>
    </style:style>
    <style:style style:name="P34" style:family="paragraph" style:parent-style-name="Standard">
      <style:paragraph-properties fo:margin-top="0cm" fo:margin-bottom="0.499cm" loext:contextual-spacing="false" style:line-height-at-least="0.423cm"/>
      <style:text-properties style:font-name="Ubuntu Mono"/>
    </style:style>
    <style:style style:name="P35" style:family="paragraph" style:parent-style-name="Standard">
      <style:paragraph-properties style:line-height-at-least="0.423cm"/>
      <style:text-properties fo:color="#000000" style:font-name="Ubuntu Mono" fo:font-size="9pt" fo:font-weight="normal" fo:background-color="#ffffff"/>
    </style:style>
    <style:style style:name="P36" style:family="paragraph" style:parent-style-name="Normalny" style:list-style-name="L1">
      <style:paragraph-properties fo:margin-top="0cm" fo:margin-bottom="0cm" loext:contextual-spacing="false" fo:line-height="115%" fo:text-align="justify" style:justify-single-word="false"/>
      <style:text-properties style:font-name="Liberation Serif" fo:font-size="10pt" fo:font-weight="normal" officeooo:rsid="002b4565" officeooo:paragraph-rsid="004316f9" style:font-weight-asian="normal" style:font-weight-complex="normal"/>
    </style:style>
    <style:style style:name="P37" style:family="paragraph" style:parent-style-name="Text_20_body" style:list-style-name="L2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style:use-window-font-color="true" style:font-name="Liberation Serif" fo:font-size="10pt" fo:letter-spacing="normal" fo:font-style="normal" fo:font-weight="normal" fo:background-color="transparent" style:font-size-asian="10pt" style:font-size-complex="10pt"/>
    </style:style>
    <style:style style:name="P38" style:family="paragraph" style:parent-style-name="Text_20_body" style:list-style-name="L2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T1" style:family="text">
      <style:text-properties fo:font-variant="normal" fo:text-transform="none" fo:color="#000000" fo:font-size="11pt" fo:letter-spacing="normal" fo:font-style="normal" style:text-underline-style="none" fo:font-weight="normal" officeooo:rsid="000ccc3f" style:font-size-asian="11pt" style:font-weight-asian="normal" style:font-size-complex="11pt" style:font-weight-complex="normal"/>
    </style:style>
    <style:style style:name="T2" style:family="text">
      <style:text-properties fo:font-variant="normal" fo:text-transform="none" fo:color="#000000" style:font-name="Liberation Serif" fo:letter-spacing="normal" fo:font-style="normal" officeooo:rsid="004316f9" style:font-name-asian="Calibri" style:font-size-asian="10pt" style:font-name-complex="Calibri" style:font-size-complex="10pt"/>
    </style:style>
    <style:style style:name="T3" style:family="text">
      <style:text-properties fo:font-variant="normal" fo:text-transform="none" fo:color="#000000" fo:letter-spacing="normal" fo:font-style="normal" fo:font-weight="bold" officeooo:rsid="004316f9" style:font-name-asian="Calibri" style:font-size-asian="10pt" style:font-weight-asian="bold" style:font-name-complex="Calibri" style:font-size-complex="10pt" style:font-weight-complex="bold"/>
    </style:style>
    <style:style style:name="T4" style:family="text">
      <style:text-properties fo:font-variant="normal" fo:text-transform="none" fo:color="#000000" fo:letter-spacing="normal" fo:font-style="normal" fo:font-weight="bold" officeooo:rsid="0044c8e8" style:font-name-asian="Calibri" style:font-size-asian="10pt" style:font-weight-asian="bold" style:font-name-complex="Calibri" style:font-size-complex="10pt" style:font-weight-complex="bold"/>
    </style:style>
    <style:style style:name="T5" style:family="text">
      <style:text-properties fo:font-variant="normal" fo:text-transform="none" fo:color="#000000" fo:letter-spacing="normal" fo:font-style="normal" officeooo:rsid="004316f9" style:font-name-asian="Calibri" style:font-size-asian="10pt" style:font-name-complex="Calibri" style:font-size-complex="10pt"/>
    </style:style>
    <style:style style:name="T6" style:family="text">
      <style:text-properties fo:font-variant="normal" fo:text-transform="none" fo:color="#000000" fo:letter-spacing="normal" fo:font-style="normal" officeooo:rsid="0044c8e8" style:font-name-asian="Calibri" style:font-size-asian="10pt" style:font-name-complex="Calibri" style:font-size-complex="10pt"/>
    </style:style>
    <style:style style:name="T7" style:family="text">
      <style:text-properties fo:font-variant="normal" fo:text-transform="none" fo:color="#000000" style:font-name="Ubuntu Mono" fo:font-size="9pt" fo:letter-spacing="normal" fo:font-style="normal" officeooo:rsid="0044c8e8" style:font-name-asian="Calibri" style:font-size-asian="7.84999990463257pt" style:font-name-complex="Calibri" style:font-size-complex="9pt"/>
    </style:style>
    <style:style style:name="T8" style:family="text">
      <style:text-properties fo:font-variant="normal" fo:text-transform="none" style:use-window-font-color="true" style:font-name="Liberation Serif" fo:letter-spacing="normal" fo:font-style="normal" fo:font-weight="normal" fo:background-color="transparent" loext:char-shading-value="0"/>
    </style:style>
    <style:style style:name="T9" style:family="text">
      <style:text-properties fo:font-variant="normal" fo:text-transform="none" style:use-window-font-color="true" style:font-name="Liberation Serif" fo:letter-spacing="normal" fo:font-style="normal" fo:font-weight="normal" fo:background-color="transparent" loext:char-shading-value="0" style:font-weight-asian="normal" style:font-weight-complex="normal"/>
    </style:style>
    <style:style style:name="T10" style:family="text">
      <style:text-properties fo:font-variant="normal" fo:text-transform="none" style:use-window-font-color="true" style:font-name="Liberation Serif" fo:font-size="10pt" fo:letter-spacing="normal" fo:font-style="normal" fo:font-weight="normal" fo:background-color="transparent" loext:char-shading-value="0" style:font-size-asian="10pt" style:font-size-complex="10pt"/>
    </style:style>
    <style:style style:name="T11" style:family="text">
      <style:text-properties style:font-name="Liberation Serif" fo:font-size="18pt" style:font-size-asian="18pt" style:font-name-complex="Times New Roman" style:font-size-complex="18pt"/>
    </style:style>
    <style:style style:name="T12" style:family="text">
      <style:text-properties style:font-name="Liberation Serif" fo:font-size="18pt" fo:font-weight="bold" style:font-size-asian="18pt" style:font-weight-asian="bold" style:font-name-complex="Times New Roman" style:font-size-complex="18pt"/>
    </style:style>
    <style:style style:name="T13" style:family="text">
      <style:text-properties style:font-name="Liberation Serif" fo:font-size="14pt" style:font-size-asian="14pt"/>
    </style:style>
    <style:style style:name="T14" style:family="text">
      <style:text-properties style:font-name="Liberation Serif" fo:font-size="14pt" style:font-size-asian="14pt" style:font-name-complex="Times New Roman" style:font-size-complex="14pt"/>
    </style:style>
    <style:style style:name="T15" style:family="text">
      <style:text-properties style:font-name="Liberation Serif" fo:font-size="14pt" fo:font-weight="bold" style:font-size-asian="14pt" style:font-weight-asian="bold" style:font-name-complex="Times New Roman" style:font-size-complex="14pt"/>
    </style:style>
    <style:style style:name="T16" style:family="text">
      <style:text-properties style:font-name="Liberation Serif" fo:font-size="14pt" fo:font-weight="bold" officeooo:rsid="003d6b01" style:font-size-asian="14pt" style:font-weight-asian="bold" style:font-name-complex="Times New Roman" style:font-size-complex="14pt" style:font-weight-complex="bold"/>
    </style:style>
    <style:style style:name="T17" style:family="text">
      <style:text-properties style:font-name="Liberation Serif" fo:font-size="14pt" fo:font-weight="bold" officeooo:rsid="0033b21f" style:font-size-asian="14pt" style:font-weight-asian="bold" style:font-name-complex="Times New Roman" style:font-size-complex="14pt" style:font-weight-complex="bold"/>
    </style:style>
    <style:style style:name="T18" style:family="text">
      <style:text-properties style:font-name="Liberation Serif" fo:font-size="14pt" fo:font-weight="bold" officeooo:rsid="000b6a5b" style:font-size-asian="14pt" style:font-weight-asian="bold"/>
    </style:style>
    <style:style style:name="T19" style:family="text">
      <style:text-properties fo:color="#0000ff"/>
    </style:style>
    <style:style style:name="T20" style:family="text">
      <style:text-properties fo:color="#a31515"/>
    </style:style>
    <style:style style:name="T21" style:family="text">
      <style:text-properties fo:color="#09885a"/>
    </style:style>
    <style:style style:name="T22" style:family="text">
      <style:text-properties officeooo:rsid="00406570" style:font-size-asian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1"><text:span text:style-name="Domyślna_20_czcionka_20_akapitu"><text:span text:style-name="T11">Laboratorium</text:span></text:span><text:span text:style-name="Domyślna_20_czcionka_20_akapitu"><text:span text:style-name="T12"> Programowania Współbieżnego</text:span></text:span></text:p>
            <text:p text:style-name="P3">Wydział Elektrotechniki Automatyki i Informatyki</text:p>
            <text:p text:style-name="P3">Politechnika Świętokrzyska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2"><text:span text:style-name="Domyślna_20_czcionka_20_akapitu"><text:span text:style-name="T14">Studia:</text:span></text:span><text:span text:style-name="Domyślna_20_czcionka_20_akapitu"><text:span text:style-name="T15"> Stacjonarne I stopnia</text:span></text:span></text:p>
          </table:table-cell>
          <table:table-cell table:style-name="Tabela1.B2" office:value-type="string">
            <text:p text:style-name="P2"><text:span text:style-name="Domyślna_20_czcionka_20_akapitu"><text:span text:style-name="T14">Kierunek: </text:span></text:span><text:span text:style-name="Domyślna_20_czcionka_20_akapitu"><text:span text:style-name="T15"><text:s/>Informatyka</text:span></text:span></text:p>
          </table:table-cell>
        </table:table-row>
        <table:table-row table:style-name="Tabela1.3">
          <table:table-cell table:style-name="Tabela1.A2" office:value-type="string">
            <text:p text:style-name="P2"><text:span text:style-name="Domyślna_20_czcionka_20_akapitu"><text:span text:style-name="T14">Data wykonania: <text:s/></text:span></text:span><text:span text:style-name="Domyślna_20_czcionka_20_akapitu"><text:span text:style-name="T16">13</text:span></text:span><text:span text:style-name="Domyślna_20_czcionka_20_akapitu"><text:span text:style-name="T17">.11.2017</text:span></text:span></text:p>
          </table:table-cell>
          <table:table-cell table:style-name="Tabela1.B2" office:value-type="string">
            <text:p text:style-name="P2"><text:span text:style-name="Domyślna_20_czcionka_20_akapitu"><text:span text:style-name="T14">Grupa: <text:s/></text:span></text:span><text:span text:style-name="Domyślna_20_czcionka_20_akapitu"><text:span text:style-name="T15">3ID13B</text:span></text:span></text:p>
          </table:table-cell>
        </table:table-row>
        <table:table-row table:style-name="Tabela1.4">
          <table:table-cell table:style-name="Tabela1.A4" table:number-columns-spanned="2" office:value-type="string">
            <text:p text:style-name="P4"><text:span text:style-name="Domyślna_20_czcionka_20_akapitu"><text:span text:style-name="T13">Imię i nazwisko: </text:span></text:span><text:span text:style-name="Domyślna_20_czcionka_20_akapitu"><text:span text:style-name="T18">Bartłomiej Osak</text:span></text:span></text:p>
            <text:p text:style-name="P4"><text:span text:style-name="Domyślna_20_czcionka_20_akapitu"><text:span text:style-name="T18"/></text:span></text:p>
            <text:p text:style-name="P4"><text:span text:style-name="Domyślna_20_czcionka_20_akapitu"><text:span text:style-name="T18"/></text:span></text:p>
            <text:p text:style-name="P4"><text:span text:style-name="Domyślna_20_czcionka_20_akapitu"><text:span text:style-name="T18"/></text:span></text:p>
            <text:p text:style-name="P4"><text:span text:style-name="Domyślna_20_czcionka_20_akapitu"><text:span text:style-name="T18"/></text:span></text:p>
            <text:p text:style-name="P5"/>
          </table:table-cell>
          <table:covered-table-cell/>
        </table:table-row>
        <table:table-row>
          <table:table-cell table:style-name="Tabela1.A5" office:value-type="string">
            <text:p text:style-name="P6">Numer ćwiczenia:</text:p>
          </table:table-cell>
          <table:table-cell table:style-name="Tabela1.B5" office:value-type="string">
            <text:p text:style-name="P6">Temat ćwiczenia:</text:p>
          </table:table-cell>
        </table:table-row>
        <table:table-row table:style-name="Tabela1.6">
          <table:table-cell table:style-name="Tabela1.A6" office:value-type="string">
            <text:p text:style-name="P9">5</text:p>
          </table:table-cell>
          <table:table-cell table:style-name="Tabela1.B6" office:value-type="string">
            <text:p text:style-name="P8">Kolejki komunikatów IPC MSG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24"><text:span text:style-name="Emphasis"><text:span text:style-name="T1"/>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3"><text:soft-page-break/>Zadanie 1. </text:p>
      <text:p text:style-name="P21">Wstęp teoretyczny.</text:p>
      <text:list xml:id="list2348703998695293387" text:style-name="L1">
        <text:list-item>
          <text:p text:style-name="P36"><text:span text:style-name="Domyślna_20_czcionka_20_akapitu"><text:span text:style-name="T2">Procesy czytają i piszą do dowolnych kolejek komunikatów.</text:span></text:span></text:p>
        </text:list-item>
        <text:list-item>
          <text:p text:style-name="P36"><text:span text:style-name="Domyślna_20_czcionka_20_akapitu"><text:span text:style-name="T2">Nie wymaga się, aby jeden proces czekał na pojawienie się komunikatu, zanim drugi zacznie pisać.</text:span></text:span></text:p>
        </text:list-item>
        <text:list-item>
          <text:p text:style-name="P36"><text:span text:style-name="Domyślna_20_czcionka_20_akapitu"><text:span text:style-name="T2">Proces może umieścić komunikat w kolejce i zakończyć swoje działanie.</text:span></text:span></text:p>
        </text:list-item>
        <text:list-item>
          <text:p text:style-name="P36"><text:span text:style-name="Domyślna_20_czcionka_20_akapitu"><text:span text:style-name="T2">Każdy komunikat w kolejce posiada atrybuty: typ (liczba całkowita typu long), długość oraz dane.</text:span></text:span></text:p>
        </text:list-item>
        <text:list-item>
          <text:p text:style-name="P36"><text:span text:style-name="Domyślna_20_czcionka_20_akapitu"><text:span text:style-name="T2">Ważne funkcje:</text:span></text:span></text:p>
          <text:list>
            <text:list-item>
              <text:p text:style-name="P36"><text:span text:style-name="Domyślna_20_czcionka_20_akapitu"><text:span text:style-name="T3">msgget</text:span></text:span><text:span text:style-name="Domyślna_20_czcionka_20_akapitu"><text:span text:style-name="T5"> - tworzenie kolejki komunikatów, zwraca id kolejki lub -1 w razie niepowodzenia</text:span></text:span></text:p>
              <text:p text:style-name="P36"><text:span text:style-name="Domyślna_20_czcionka_20_akapitu"><text:span text:style-name="T2"/></text:span></text:p>
            </text:list-item>
            <text:list-item>
              <text:p text:style-name="P36"><text:span text:style-name="Domyślna_20_czcionka_20_akapitu"><text:span text:style-name="T3">msgsnd </text:span></text:span><text:span text:style-name="Domyślna_20_czcionka_20_akapitu"><text:span text:style-name="T5">– wysyłanie wiadomości do kolejki, gdy wysłanie komunikatu powiedzie się funkcja zwróci wartość 0</text:span></text:span></text:p>
              <text:p text:style-name="P36"><text:span text:style-name="Domyślna_20_czcionka_20_akapitu"><text:span text:style-name="T2"/></text:span></text:p>
            </text:list-item>
            <text:list-item>
              <text:p text:style-name="P36"><text:span text:style-name="Domyślna_20_czcionka_20_akapitu"><text:span text:style-name="T3">msgrcv</text:span></text:span><text:span text:style-name="Domyślna_20_czcionka_20_akapitu"><text:span text:style-name="T5"> – odbiór wiadomości z kolejki</text:span></text:span></text:p>
              <text:p text:style-name="P36"><text:span text:style-name="Domyślna_20_czcionka_20_akapitu"><text:span text:style-name="T2"/></text:span></text:p>
            </text:list-item>
            <text:list-item>
              <text:p text:style-name="P36"><text:span text:style-name="Domyślna_20_czcionka_20_akapitu"><text:span text:style-name="T3">msgctl </text:span></text:span><text:span text:style-name="Domyślna_20_czcionka_20_akapitu"><text:span text:style-name="T2">– sterowanie kolejką komunikatów, gdy jej parametr cmd jest równy:</text:span></text:span></text:p>
              <text:list>
                <text:list-item>
                  <text:p text:style-name="P36"><text:span text:style-name="Domyślna_20_czcionka_20_akapitu"><text:span text:style-name="T2">IPC _RMID – usuwa kolejkę</text:span></text:span></text:p>
                </text:list-item>
                <text:list-item>
                  <text:p text:style-name="P36"><text:span text:style-name="Domyślna_20_czcionka_20_akapitu"><text:span text:style-name="T2">IPC_SET – 1 ustawia</text:span></text:span></text:p>
                </text:list-item>
                <text:list-item>
                  <text:p text:style-name="P36"><text:span text:style-name="Domyślna_20_czcionka_20_akapitu"><text:span text:style-name="T5">IPC_STAT – 2 pobiera</text:span></text:span></text:p>
                  <text:p text:style-name="P36"><text:span text:style-name="Domyślna_20_czcionka_20_akapitu"><text:span text:style-name="T5"/></text:span></text:p>
                </text:list-item>
              </text:list>
            </text:list-item>
          </text:list>
        </text:list-item>
      </text:list>
      <text:p text:style-name="P33"><text:span text:style-name="Domyślna_20_czcionka_20_akapitu"><text:span text:style-name="T6">Ogólny </text:span></text:span><text:span text:style-name="Domyślna_20_czcionka_20_akapitu"><text:span text:style-name="T4">wygląd struktury</text:span></text:span><text:span text:style-name="Domyślna_20_czcionka_20_akapitu"><text:span text:style-name="T6"> stosowanej w kolejkach komunikatów – wzorzec:</text:span></text:span></text:p>
      <text:p text:style-name="P33"><text:span text:style-name="Domyślna_20_czcionka_20_akapitu"><text:span text:style-name="T6"/></text:span></text:p>
      <text:p text:style-name="P33"><text:span text:style-name="Domyślna_20_czcionka_20_akapitu"><text:span text:style-name="T7">struct msgbuf</text:span></text:span></text:p>
      <text:p text:style-name="P33"><text:span text:style-name="Domyślna_20_czcionka_20_akapitu"><text:span text:style-name="T7">{</text:span></text:span></text:p>
      <text:p text:style-name="P33"><text:span text:style-name="Domyślna_20_czcionka_20_akapitu"><text:span text:style-name="T7"><text:tab/>long mtype; /* typ komunikatu */</text:span></text:span></text:p>
      <text:p text:style-name="P33"><text:span text:style-name="Domyślna_20_czcionka_20_akapitu"><text:span text:style-name="T7"><text:tab/>char mtext; /* dane komunikatu */</text:span></text:span></text:p>
      <text:p text:style-name="P33"><text:span text:style-name="Domyślna_20_czcionka_20_akapitu"><text:span text:style-name="T7">};</text:span></text:span></text:p>
      <text:p text:style-name="P33"><text:span text:style-name="Domyślna_20_czcionka_20_akapitu"><text:span text:style-name="T7"/></text:span></text:p>
      <text:p text:style-name="P33"><text:span text:style-name="Domyślna_20_czcionka_20_akapitu"><text:span text:style-name="T7"/></text:span></text:p>
      <text:p text:style-name="P22">Zadanie 2. </text:p>
      <text:p text:style-name="P19">Polecenie: </text:p>
      <text:p text:style-name="P7"><text:span text:style-name="Strong_20_Emphasis"><text:span text:style-name="T9">Do napisania </text:span></text:span><text:span text:style-name="T8">jest gra "kamień, papier, nożyczki".</text:span></text:p>
      <text:list xml:id="list5225506712729195860" text:style-name="L2">
        <text:list-item>
          <text:p text:style-name="P37">gra polega na tym, że 2 lub więcej osób jednocześnie pokazuje, rękami jeden z trzech symboli kamień, papier nożyczki. <text:line-break/>Papier zwycięża nad kamieniem bo go zawija, nożyczki zwyciężają nad papierem bo go tną kamień zwycięża nad nożyczkami bo je tępi.<text:line-break/>Jeżeli osoba która zwycięży dostaje tyle punktów z iloma przeciwnikami zwyciężyła a zabierane jest tyle punktów z iloma przegrała.<text:line-break/>Gdy wszyscy pokażą ten sam symbol jest remis i nikt nie dostaje punktów.</text:p>
        </text:list-item>
        <text:list-item>
          <text:p text:style-name="P37">program składał się będzie z serwera tworzącego a potem usuwającego kolejkę komunikatów oraz klientów chcących grać</text:p>
        </text:list-item>
        <text:list-item>
          <text:p text:style-name="P37">serwer po utworzeniu kolejki co zadany odstęp czasu (np. 5-10s) odczytuje zgłoszenia od klientów (K,N lub P) i przyznaje im punkty.</text:p>
        </text:list-item>
        <text:list-item>
          <text:p text:style-name="P37">jeżeli w wyznaczonym czasie nie ma więcej zgłoszeń niż jedno, serwer przesyła klientowi komunikat, że było za mało zgłoszeń</text:p>
        </text:list-item>
        <text:list-item>
          <text:p text:style-name="P37">jeżeli liczba zgłoszeń jest wystarczająca by zagrać serwer zlicza punkty i rozsyła do wszystkich informacje o bieżącej rozgrywce oraz podsumowanie dotychczasowych rozgrywek</text:p>
        </text:list-item>
        <text:list-item>
          <text:p text:style-name="P37">serwer powinien na bieżąco pokazywać wszystkie niezbędne dane np.: liczba zgłoszeń, kto i jak zagrał ile zgromadził punktów.</text:p>
        </text:list-item>
        <text:list-item>
          <text:p text:style-name="P37">zaprojektować strukturę komunikatu służącą do komunikacji klienci-serwer</text:p>
        </text:list-item>
        <text:list-item>
          <text:p text:style-name="P37"><text:soft-page-break/>komunikaty typu 1 powinny trafiać do serwera</text:p>
        </text:list-item>
        <text:list-item>
          <text:p text:style-name="P38"><text:span text:style-name="T10">komunikaty typu =</text:span><text:span text:style-name="Emphasis"><text:span text:style-name="T10">&lt;pid&gt; </text:span></text:span><text:span text:style-name="T10">powinny trafiać do procesu o podanym identyfikatorze</text:span></text:p>
        </text:list-item>
        <text:list-item>
          <text:p text:style-name="P37">klient zgłaszający wysyła komunikat do kolejki komunikatów typu 1 wpisując jednocześnie w odpowiednie pole swój identyfikator i treść zgłoszenia</text:p>
        </text:list-item>
        <text:list-item>
          <text:p text:style-name="P38"><text:span text:style-name="T10">serwer wysyła komunikaty o typie = </text:span><text:span text:style-name="Emphasis"><text:span text:style-name="T10">&lt;pid_nadawcy&gt;</text:span></text:span></text:p>
        </text:list-item>
        <text:list-item>
          <text:p text:style-name="P38"><text:span text:style-name="T10">klient powinien odebrać komunikat typu</text:span><text:span text:style-name="Emphasis"><text:span text:style-name="T10">&lt;swoj_pid&gt; </text:span></text:span><text:span text:style-name="T10">i wyświetlić liczbę zdobytych punktów, ile ma obecnie i na którym jest miejscu</text:span></text:p>
        </text:list-item>
        <text:list-item>
          <text:p text:style-name="P38"><text:span text:style-name="T10">serwer powinien obsłużył sygnał </text:span><text:span text:style-name="Emphasis"><text:span text:style-name="T10">ctrl+c </text:span></text:span><text:span text:style-name="T10">lub i usunąć kolejkę komunikatów.</text:span></text:p>
        </text:list-item>
      </text:list>
      <text:p text:style-name="P19"/>
      <text:p text:style-name="P20">Plik serwer.c:</text:p>
      <text:p text:style-name="P31"><text:span text:style-name="T19">#include </text:span><text:span text:style-name="T20">&lt;stdio.h&gt;</text:span></text:p>
      <text:p text:style-name="P11"><text:span text:style-name="T19">#include </text:span><text:span text:style-name="T20">&lt;sys/ipc.h&gt;</text:span></text:p>
      <text:p text:style-name="P11"><text:span text:style-name="T19">#include </text:span><text:span text:style-name="T20">&lt;sys/msg.h&gt;</text:span></text:p>
      <text:p text:style-name="P11"><text:span text:style-name="T19">#include </text:span><text:span text:style-name="T20">&lt;sys/types.h&gt;</text:span></text:p>
      <text:p text:style-name="P11"><text:span text:style-name="T19">#include </text:span><text:span text:style-name="T20">&lt;signal.h&gt;</text:span></text:p>
      <text:p text:style-name="P16"/>
      <text:p text:style-name="P11"><text:span text:style-name="T19">struct</text:span> wiadomosc</text:p>
      <text:p text:style-name="P11">{</text:p>
      <text:p text:style-name="P11"><text:span text:style-name="T19"><text:tab/>long</text:span> typ;</text:p>
      <text:p text:style-name="P11"><text:span text:style-name="T19"><text:tab/>char</text:span> tekst[<text:span text:style-name="T21">50</text:span>];</text:p>
      <text:p text:style-name="P11">};</text:p>
      <text:p text:style-name="P16"/>
      <text:p text:style-name="P16"/>
      <text:p text:style-name="P11"><text:span text:style-name="T19">int</text:span> stworz_kolejke()</text:p>
      <text:p text:style-name="P11">{</text:p>
      <text:p text:style-name="P11"><text:span text:style-name="T19"><text:tab/>int</text:span> klucz = ftok(<text:span text:style-name="T20">"serwer.c"</text:span>,<text:span text:style-name="T21">1234</text:span>);</text:p>
      <text:p text:style-name="P11"><text:span text:style-name="T19"><text:tab/>if</text:span>(klucz == -<text:span text:style-name="T21">1</text:span>)</text:p>
      <text:p text:style-name="P11"><text:tab/>{</text:p>
      <text:p text:style-name="P11"><text:tab/><text:tab/>perror(<text:span text:style-name="T20">"[SERWER] Wystapil problem z wygenerowaniem unikalnego klucza!\n"</text:span>);</text:p>
      <text:p text:style-name="P11"><text:tab/>}<text:tab/></text:p>
      <text:p text:style-name="P14"><text:tab/>else</text:p>
      <text:p text:style-name="P11"><text:tab/>{</text:p>
      <text:p text:style-name="P11"><text:tab/><text:tab/>printf(<text:span text:style-name="T20">"[SERWER] Pomyslnie wygenerowano klucz ftok!\n"</text:span>);</text:p>
      <text:p text:style-name="P11"><text:tab/>}</text:p>
      <text:p text:style-name="P11"><text:span text:style-name="T19"><text:tab/>int</text:span> id = msgget(klucz,<text:span text:style-name="T21">0666</text:span>|IPC_CREAT|IPC_EXCL);</text:p>
      <text:p text:style-name="P11"><text:span text:style-name="T19"><text:tab/>if</text:span>(id &lt; <text:span text:style-name="T21">0</text:span>)</text:p>
      <text:p text:style-name="P11"><text:tab/>{</text:p>
      <text:p text:style-name="P11"><text:tab/><text:tab/>perror(<text:span text:style-name="T20">"[SERWER] Blad z utworzeniem kolejki IPC MSG!\n"</text:span>);</text:p>
      <text:p text:style-name="P11"><text:tab/>}</text:p>
      <text:p text:style-name="P14"><text:tab/>else</text:p>
      <text:p text:style-name="P11"><text:tab/>{</text:p>
      <text:p text:style-name="P11"><text:tab/><text:tab/>printf(<text:span text:style-name="T20">"[SERWER] Utworzono kolejke komunikatow o id: %d\n"</text:span>,id);</text:p>
      <text:p text:style-name="P11"><text:tab/><text:tab/>printf(<text:span text:style-name="T20">"[SERWER] Oczekuje na wiadomosc...\n"</text:span>);</text:p>
      <text:p text:style-name="P11"><text:tab/>}</text:p>
      <text:p text:style-name="P11"><text:span text:style-name="T19"><text:tab/>return</text:span> id;</text:p>
      <text:p text:style-name="P11">}</text:p>
      <text:p text:style-name="P16"/>
      <text:p text:style-name="P11"><text:span text:style-name="T19">void</text:span> usun_kolejke(<text:span text:style-name="T19">int</text:span> id_kolejki)</text:p>
      <text:p text:style-name="P11">{</text:p>
      <text:p text:style-name="P11"><text:span text:style-name="T19"><text:tab/>int</text:span> status = msgctl(id_kolejki,IPC_RMID,<text:span text:style-name="T21">0</text:span>);</text:p>
      <text:p text:style-name="P11"><text:span text:style-name="T19"><text:tab/>if</text:span>(status&lt;<text:span text:style-name="T21">0</text:span>)</text:p>
      <text:p text:style-name="P11"><text:tab/>{</text:p>
      <text:p text:style-name="P11"><text:tab/><text:tab/>printf(<text:span text:style-name="T20">"[SERWER] Nie udalo sie usunac kolejki o id: %d\n"</text:span>,id_kolejki);</text:p>
      <text:p text:style-name="P11"><text:tab/>}</text:p>
      <text:p text:style-name="P14"><text:soft-page-break/><text:tab/>else</text:p>
      <text:p text:style-name="P11"><text:tab/>{</text:p>
      <text:p text:style-name="P11"><text:tab/><text:tab/>printf(<text:span text:style-name="T20">"[SERWER] Usunieto kolejke o id: %d\n"</text:span>,id_kolejki);</text:p>
      <text:p text:style-name="P11"><text:tab/>}</text:p>
      <text:p text:style-name="P11">}</text:p>
      <text:p text:style-name="P16"/>
      <text:p text:style-name="P11"><text:span text:style-name="T19">void</text:span> odbierz_wiadomosc(<text:span text:style-name="T19">int</text:span> id_kolejki)</text:p>
      <text:p text:style-name="P11">{</text:p>
      <text:p text:style-name="P11"><text:span text:style-name="T19"><text:tab/>struct</text:span> wiadomosc bufor;</text:p>
      <text:p text:style-name="P11"><text:span text:style-name="T19"><text:tab/>int</text:span> status = msgrcv(id_kolejki,&amp;bufor,<text:span text:style-name="T19">sizeof</text:span>(bufor.tekst),<text:span text:style-name="T21">1</text:span>,<text:span text:style-name="T21">0</text:span>);</text:p>
      <text:p text:style-name="P11"><text:span text:style-name="T19"><text:tab/>if</text:span>(status &lt; <text:span text:style-name="T21">0</text:span>)</text:p>
      <text:p text:style-name="P11"><text:tab/>{</text:p>
      <text:p text:style-name="P11"><text:tab/><text:tab/>perror(<text:span text:style-name="T20">"[SERWER] Nie udalo sie odebrac wiadomosci od klienta!\n"</text:span>);</text:p>
      <text:p text:style-name="P11"><text:tab/>}</text:p>
      <text:p text:style-name="P14"><text:tab/>else</text:p>
      <text:p text:style-name="P11"><text:tab/>{</text:p>
      <text:p text:style-name="P11"><text:tab/><text:tab/>printf(<text:span text:style-name="T20">"[SERWER] Odebrano wiadomosc: %s\n"</text:span>,bufor.tekst);</text:p>
      <text:p text:style-name="P11"><text:tab/>}</text:p>
      <text:p text:style-name="P11">}</text:p>
      <text:p text:style-name="P11"><text:span text:style-name="T19">int</text:span> main(<text:span text:style-name="T19">void</text:span>)</text:p>
      <text:p text:style-name="P11">{</text:p>
      <text:p text:style-name="P11"><text:tab/>signal(SIGINT,usun_kolejke);</text:p>
      <text:p text:style-name="P11"><text:span text:style-name="T19"><text:tab/>int</text:span> id = stworz_kolejke();</text:p>
      <text:p text:style-name="P11"><text:tab/>odbierz_wiadomosc(id);</text:p>
      <text:p text:style-name="P11"><text:tab/>usun_kolejke(id);</text:p>
      <text:p text:style-name="P11"><text:span text:style-name="T19"><text:tab/>return</text:span> <text:span text:style-name="T21">0</text:span>;</text:p>
      <text:p text:style-name="P11">}</text:p>
      <text:p text:style-name="P32">Plik klient.c:</text:p>
      <text:p text:style-name="P32"/>
      <text:p text:style-name="P30"><text:span text:style-name="T19">#include </text:span><text:span text:style-name="T20">&lt;stdio.h&gt;</text:span></text:p>
      <text:p text:style-name="P12"><text:span text:style-name="T19">#include </text:span><text:span text:style-name="T20">&lt;sys/ipc.h&gt;</text:span></text:p>
      <text:p text:style-name="P12"><text:span text:style-name="T19">#include </text:span><text:span text:style-name="T20">&lt;sys/msg.h&gt;</text:span></text:p>
      <text:p text:style-name="P12"><text:span text:style-name="T19">#include </text:span><text:span text:style-name="T20">&lt;sys/types.h&gt;</text:span></text:p>
      <text:p text:style-name="P12"><text:span text:style-name="T19">#include </text:span><text:span text:style-name="T20">&lt;string.h&gt;</text:span></text:p>
      <text:p text:style-name="P12"><text:span text:style-name="T19">#include </text:span><text:span text:style-name="T20">&lt;unistd.h&gt;</text:span></text:p>
      <text:p text:style-name="P12"><text:span text:style-name="T19">#include </text:span><text:span text:style-name="T20">&lt;stdlib.h&gt;</text:span></text:p>
      <text:p text:style-name="P15"/>
      <text:p text:style-name="P12"><text:span text:style-name="T19">#define POLACZONY </text:span><text:span text:style-name="T21">1</text:span></text:p>
      <text:p text:style-name="P12"><text:span text:style-name="T19">#define MAX </text:span><text:span text:style-name="T21">50</text:span></text:p>
      <text:p text:style-name="P15"/>
      <text:p text:style-name="P12"><text:span text:style-name="T19">struct</text:span> wiadomosc</text:p>
      <text:p text:style-name="P12">{</text:p>
      <text:p text:style-name="P12"><text:span text:style-name="T19"><text:tab/>long</text:span> typ;</text:p>
      <text:p text:style-name="P12"><text:span text:style-name="T19"><text:tab/>char</text:span> tekst[MAX];</text:p>
      <text:p text:style-name="P12">};</text:p>
      <text:p text:style-name="P15"/>
      <text:p text:style-name="P12"><text:span text:style-name="T19">int</text:span> polacz()</text:p>
      <text:p text:style-name="P12">{</text:p>
      <text:p text:style-name="P12"><text:span text:style-name="T19"><text:tab/>int</text:span> klucz = ftok(<text:span text:style-name="T20">"serwer.c"</text:span>,<text:span text:style-name="T21">1234</text:span>);</text:p>
      <text:p text:style-name="P12"><text:span text:style-name="T19"><text:tab/>int</text:span> id = msgget(klucz,<text:span text:style-name="T21">0666</text:span>|IPC_CREAT);</text:p>
      <text:p text:style-name="P12"><text:span text:style-name="T19"><text:tab/>if</text:span>(id &lt; <text:span text:style-name="T21">0</text:span>)</text:p>
      <text:p text:style-name="P12"><text:tab/>{</text:p>
      <text:p text:style-name="P12"><text:tab/><text:tab/>perror(<text:span text:style-name="T20">"[KLIENT] Blad z utworzeniem kolejki IPC MSG!\n"</text:span>);</text:p>
      <text:p text:style-name="P12"><text:tab/>}</text:p>
      <text:p text:style-name="P13"><text:tab/>else</text:p>
      <text:p text:style-name="P12"><text:tab/>{</text:p>
      <text:p text:style-name="P12"><text:tab/><text:tab/>printf(<text:span text:style-name="T20">"[KLIENT] Polaczony do serwera!\n"</text:span>);</text:p>
      <text:p text:style-name="P12"><text:tab/>}</text:p>
      <text:p text:style-name="P12"><text:soft-page-break/><text:span text:style-name="T19"><text:tab/>return</text:span> id;</text:p>
      <text:p text:style-name="P12">}</text:p>
      <text:p text:style-name="P34"/>
      <text:p text:style-name="P12"><text:span text:style-name="T19">void</text:span> wyslij_wiadomosc(<text:span text:style-name="T19">int</text:span> id_kolejki,<text:span text:style-name="T19">char</text:span> wiadomosc[])</text:p>
      <text:p text:style-name="P12">{</text:p>
      <text:p text:style-name="P12"><text:span text:style-name="T19"><text:tab/>struct</text:span> wiadomosc bufor;</text:p>
      <text:p text:style-name="P12"><text:tab/>bufor.typ = POLACZONY;</text:p>
      <text:p text:style-name="P12"><text:tab/>memset(bufor.tekst,<text:span text:style-name="T21">0</text:span>,<text:span text:style-name="T19">sizeof</text:span>(bufor.tekst));</text:p>
      <text:p text:style-name="P12"><text:tab/>strncpy(bufor.tekst,wiadomosc,MAX-<text:span text:style-name="T21">1</text:span>);</text:p>
      <text:p text:style-name="P12"><text:span text:style-name="T19"><text:tab/>int</text:span> status = msgsnd(id_kolejki,&amp;bufor,<text:span text:style-name="T19">sizeof</text:span>(bufor.tekst),<text:span text:style-name="T21">0</text:span>);</text:p>
      <text:p text:style-name="P12"><text:span text:style-name="T19"><text:tab/>if</text:span>(status &lt; <text:span text:style-name="T21">0</text:span>)</text:p>
      <text:p text:style-name="P12"><text:tab/>{</text:p>
      <text:p text:style-name="P12"><text:tab/><text:tab/>perror(<text:span text:style-name="T20">"[KLIENT] Nie udalo sie wyslac wiadomosci do klienta!\n"</text:span>);</text:p>
      <text:p text:style-name="P12"><text:tab/>}</text:p>
      <text:p text:style-name="P13"><text:tab/>else</text:p>
      <text:p text:style-name="P12"><text:tab/>{</text:p>
      <text:p text:style-name="P12"><text:tab/><text:tab/>printf(<text:span text:style-name="T20">"[KLIENT] Wyslano wiadomosc o tresci: %s\n"</text:span>,bufor.tekst);</text:p>
      <text:p text:style-name="P12"><text:tab/>}</text:p>
      <text:p text:style-name="P12">}</text:p>
      <text:p text:style-name="P15"/>
      <text:p text:style-name="P12"><text:span text:style-name="T19">int</text:span> main(<text:span text:style-name="T19">void</text:span>)</text:p>
      <text:p text:style-name="P12">{</text:p>
      <text:p text:style-name="P12"><text:span text:style-name="T19"><text:tab/>int</text:span> id = polacz();</text:p>
      <text:p text:style-name="P12"><text:tab/>wyslij_wiadomosc(id,<text:span text:style-name="T20">"WITAJ KOLEGO!\n"</text:span>);</text:p>
      <text:p text:style-name="P12"><text:span text:style-name="T19"><text:tab/>return</text:span> <text:span text:style-name="T21">0</text:span>;</text:p>
      <text:p text:style-name="P12">}</text:p>
      <text:p text:style-name="P12"/>
      <text:p text:style-name="P32">Na zajęciach została nie udało się wykonać gry. W zamian została wykonana przykładowa komunikacja IPC – wysyłanie oraz odbieranie komunikatu, wraz z tworzeniem kolejki komunikatów oraz jej usuwaniem. Ponadto zaimplementowano metodę obsługi sygnału. </text:p>
      <text:p text:style-name="P27"/>
      <text:p text:style-name="P29">Wnioski.</text:p>
      <text:p text:style-name="P29"/>
      <text:p text:style-name="P28">Na laboratorium mogliśmy zapoznać się z budową oraz działaniem łącz komunikacyjnych IPC MSG. Poznaliśmy podstawowe funkcje do tworzenia kolejki komunikatów (msgget), wysyłania wiadomości do kolejki (msgsnd), odbierania wiadomości z kolejki (msgrcv). Ponadto mogliśmy zapoznać się z działaniem flag tj. np. IPC_RMID, MSG_NOERROR, IPC_NOWAIT. Ogólny schemat działania kolejek nie sprawił mi większych problemów, lecz skonstruowanie większego programu – gry przysporzyło większych problemów. <text:span text:style-name="T22">Na zajęciach została nie udało się wykonać gry. W zamian została wykonana przykładowa komunikacja IPC – wysyłanie oraz odbieranie komunikatu, wraz z tworzeniem kolejki komunikatów oraz jej usuwaniem. Ponadto zaimplementowano metodę obsługi sygnału. </text:span></text:p>
      <text:p text:style-name="P27"/>
      <text:p text:style-name="P25"/>
      <text:p text:style-name="P10"/>
      <text:p text:style-name="P26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line-height="100%" fo:orphans="0" fo:widows="0" fo:hyphenation-ladder-count="no-limit" style:vertical-align="baseline"/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/>
    </style:style>
    <style:style style:name="Normalny" style:family="paragraph">
      <style:paragraph-properties fo:margin-top="0cm" fo:margin-bottom="0.353cm" loext:contextual-spacing="false" fo:line-height="115%" fo:hyphenation-ladder-count="no-limit"/>
      <style:text-properties style:font-name-asian="Times New Roman" style:font-family-asian="'Times New Roman'" style:font-family-generic-asian="roman" style:font-pitch-asian="variable" style:language-asian="pl" style:country-asian="PL" fo:hyphenate="false"/>
    </style:style>
    <style:style style:name="Akapit_20_z_20_listą" style:display-name="Akapit z listą" style:family="paragraph" style:parent-style-name="Normalny">
      <style:paragraph-properties fo:margin-left="1.27cm" fo:margin-right="0cm" fo:margin-top="0cm" fo:margin-bottom="0cm" loext:contextual-spacing="false" fo:line-height="100%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 fo:hyphenate="false"/>
    </style:style>
    <style:style style:name="Bez_20_odstępów" style:display-name="Bez odstępów" style:family="paragraph">
      <style:paragraph-properties fo:margin-top="0cm" fo:margin-bottom="0cm" loext:contextual-spacing="false" fo:line-height="100%" fo:hyphenation-ladder-count="no-limit"/>
      <style:text-properties style:font-name-asian="Times New Roman" style:font-family-asian="'Times New Roman'" style:font-family-generic-asian="roman" style:font-pitch-asian="variable" style:language-asian="pl" style:country-asian="PL" fo:hyphenate="false"/>
    </style:style>
    <style:style style:name="Tekst_20_przypisu_20_dolnego" style:display-name="Tekst przypisu dolnego" style:family="paragraph" style:parent-style-name="Normalny">
      <style:paragraph-properties fo:margin-top="0cm" fo:margin-bottom="0cm" loext:contextual-spacing="false" fo:line-height="100%" fo:hyphenation-ladder-count="no-limit"/>
      <style:text-properties fo:font-size="10pt" style:font-size-asian="10pt" style:font-size-complex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omyślna_20_czcionka_20_akapitu" style:display-name="Domyślna czcionka akapitu" style:family="text"/>
    <style:style style:name="Tekst_20_zastępczy" style:display-name="Tekst zastępczy" style:family="text" style:parent-style-name="Domyślna_20_czcionka_20_akapitu">
      <style:text-properties fo:color="#808080"/>
    </style:style>
    <style:style style:name="Tekst_20_przypisu_20_dolnego_20_Znak" style:display-name="Tekst przypisu dolnego Znak" style:family="text" style:parent-style-name="Domyślna_20_czcionka_20_akapitu">
      <style:text-properties fo:font-size="10pt" style:font-name-asian="Times New Roman" style:font-family-asian="'Times New Roman'" style:font-family-generic-asian="roman" style:font-pitch-asian="variable" style:font-size-asian="10pt" style:language-asian="pl" style:country-asian="PL" style:font-size-complex="10pt"/>
    </style:style>
    <style:style style:name="Odwołanie_20_przypisu_20_dolnego" style:display-name="Odwołanie przypisu dolnego" style:family="text" style:parent-style-name="Domyślna_20_czcionka_20_akapitu">
      <style:text-properties style:text-position="super 64%"/>
    </style:style>
    <style:style style:name="WW_5f_CharLFO1LVL1" style:display-name="WW_CharLFO1LVL1" style:family="text">
      <style:text-properties fo:font-size="12pt" style:font-size-asian="12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Odwołanie_20_przypisu_20_dolnego" text:citation-body-style-name="Odwołanie_20_przypisu_20_dolnego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Tomasz Odzimek</meta:initial-creator>
    <meta:creation-date>2017-10-16T17:53:00Z</meta:creation-date>
    <dc:date>2017-11-13T23:43:30.570783877</dc:date>
    <meta:print-date>2016-11-05T21:24:00Z</meta:print-date>
    <meta:editing-cycles>39</meta:editing-cycles>
    <meta:editing-duration>PT3H31M6S</meta:editing-duration>
    <meta:document-statistic meta:table-count="1" meta:image-count="0" meta:object-count="0" meta:page-count="5" meta:paragraph-count="173" meta:word-count="844" meta:character-count="6193" meta:non-whitespace-character-count="5437"/>
    <meta:template xlink:type="simple" xlink:actuate="onRequest" xlink:title="" xlink:href="../../Pobrane/Sprawozdanie%20(1).odt/Normal.dotm"/>
  </office:meta>
</office:document-meta>
</file>